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styles.xml" manifest:media-type="text/xml"/>
  <manifest:file-entry manifest:full-path="Object 21/" manifest:version="1.2" manifest:media-type="application/vnd.oasis.opendocument.graphics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2/styles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graphics"/>
  <manifest:file-entry manifest:full-path="content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Pictures/100000000000012D000001C88B48E7A9D2E0368B.png" manifest:media-type="image/png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settings.xml" manifest:media-type="text/xml"/>
  <manifest:file-entry manifest:full-path="Object 5/" manifest:version="1.2" manifest:media-type="application/vnd.oasis.opendocument.graphics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Pictures/1000000000000382000001701CA0C066DDBF5414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graphics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6*"/>
    </style:style>
    <style:style style:name="Table1.C" style:family="table-column">
      <style:table-column-properties style:column-width="1.3847in" style:rel-column-width="13107*"/>
    </style:style>
    <style:style style:name="Table1.E" style:family="table-column">
      <style:table-column-properties style:column-width="1.3854in" style:rel-column-width="13110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E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74739" officeooo:paragraph-rsid="0017473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174739"/>
    </style:style>
    <style:style style:name="P3" style:family="paragraph" style:parent-style-name="Text_20_body">
      <style:text-properties officeooo:paragraph-rsid="0022bdc5"/>
    </style:style>
    <style:style style:name="P4" style:family="paragraph" style:parent-style-name="Text_20_body">
      <style:text-properties officeooo:paragraph-rsid="002af45f"/>
    </style:style>
    <style:style style:name="P5" style:family="paragraph" style:parent-style-name="Text_20_body">
      <style:text-properties officeooo:rsid="002af45f" officeooo:paragraph-rsid="002af45f"/>
    </style:style>
    <style:style style:name="P6" style:family="paragraph" style:parent-style-name="Text_20_body">
      <style:text-properties style:text-position="0% 100%" officeooo:rsid="001d8ffa"/>
    </style:style>
    <style:style style:name="P7" style:family="paragraph" style:parent-style-name="Text_20_body">
      <style:text-properties style:text-position="0% 100%" officeooo:rsid="00235e2e" officeooo:paragraph-rsid="00235e2e"/>
    </style:style>
    <style:style style:name="P8" style:family="paragraph" style:parent-style-name="Text_20_body">
      <style:text-properties style:text-position="0% 100%" officeooo:rsid="00243de8" officeooo:paragraph-rsid="00243de8"/>
    </style:style>
    <style:style style:name="P9" style:family="paragraph" style:parent-style-name="Text_20_body">
      <style:text-properties style:text-position="0% 100%" officeooo:rsid="0022bdc5" officeooo:paragraph-rsid="002af45f"/>
    </style:style>
    <style:style style:name="P10" style:family="paragraph" style:parent-style-name="Text_20_body">
      <style:text-properties style:text-position="0% 100%" officeooo:rsid="00292ac5" officeooo:paragraph-rsid="00292ac5"/>
    </style:style>
    <style:style style:name="P11" style:family="paragraph" style:parent-style-name="Text_20_body">
      <style:text-properties style:text-position="0% 100%" officeooo:rsid="00320305" officeooo:paragraph-rsid="00320305"/>
    </style:style>
    <style:style style:name="P12" style:family="paragraph" style:parent-style-name="Text_20_body">
      <style:text-properties style:text-position="0% 100%" style:font-name="Liberation Serif1" officeooo:rsid="00396bcd" officeooo:paragraph-rsid="00396bcd"/>
    </style:style>
    <style:style style:name="P13" style:family="paragraph" style:parent-style-name="Text_20_body">
      <style:text-properties style:text-position="0% 100%" officeooo:rsid="0034beaa" officeooo:paragraph-rsid="0034beaa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214fc2" officeooo:paragraph-rsid="00214fc2" style:font-weight-asian="bold" style:font-weight-complex="bold"/>
    </style:style>
    <style:style style:name="P15" style:family="paragraph" style:parent-style-name="Text_20_body">
      <style:text-properties officeooo:paragraph-rsid="00320305"/>
    </style:style>
    <style:style style:name="P16" style:family="paragraph" style:parent-style-name="Text_20_body">
      <style:text-properties officeooo:paragraph-rsid="00332b11"/>
    </style:style>
    <style:style style:name="P17" style:family="paragraph" style:parent-style-name="Text_20_body">
      <style:text-properties officeooo:rsid="0034beaa" officeooo:paragraph-rsid="0034beaa"/>
    </style:style>
    <style:style style:name="P18" style:family="paragraph" style:parent-style-name="Text_20_body">
      <style:text-properties officeooo:rsid="00396bcd" officeooo:paragraph-rsid="00396bcd"/>
    </style:style>
    <style:style style:name="P19" style:family="paragraph" style:parent-style-name="Text_20_body">
      <style:text-properties officeooo:paragraph-rsid="003b2b96"/>
    </style:style>
    <style:style style:name="P20" style:family="paragraph" style:parent-style-name="Text_20_body">
      <style:text-properties officeooo:rsid="00214fc2" officeooo:paragraph-rsid="0041cc7f"/>
    </style:style>
    <style:style style:name="P21" style:family="paragraph" style:parent-style-name="Text_20_body">
      <style:text-properties officeooo:rsid="0047bd23" officeooo:paragraph-rsid="0047bd23"/>
    </style:style>
    <style:style style:name="P22" style:family="paragraph" style:parent-style-name="Text_20_body">
      <style:text-properties officeooo:paragraph-rsid="0021b6d6"/>
    </style:style>
    <style:style style:name="P23" style:family="paragraph" style:parent-style-name="Table_20_Contents">
      <style:text-properties officeooo:rsid="004ad14a" officeooo:paragraph-rsid="004ad14a"/>
    </style:style>
    <style:style style:name="P24" style:family="paragraph" style:parent-style-name="Table_20_Contents">
      <style:text-properties officeooo:rsid="004b0cdf" officeooo:paragraph-rsid="004b0cdf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4ad14a" officeooo:paragraph-rsid="004ad14a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4b0cdf" officeooo:paragraph-rsid="004b0cdf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1" fo:font-weight="bold" officeooo:rsid="004ad14a" officeooo:paragraph-rsid="004ad14a" style:font-weight-asian="bold" style:font-weight-complex="bold"/>
    </style:style>
    <style:style style:name="P29" style:family="paragraph" style:parent-style-name="Text_20_body">
      <style:text-properties style:text-position="0% 100%" style:font-name="Liberation Serif" officeooo:rsid="003b2b96" officeooo:paragraph-rsid="0041cc7f" style:font-name-asian="AR PL SungtiL GB" style:font-name-complex="Droid Sans Devanagari"/>
    </style:style>
    <style:style style:name="P30" style:family="paragraph" style:parent-style-name="Text_20_body">
      <style:text-properties style:text-position="0% 100%" officeooo:rsid="004b0cdf" officeooo:paragraph-rsid="004b0cdf"/>
    </style:style>
    <style:style style:name="P31" style:family="paragraph" style:parent-style-name="Text_20_body">
      <style:text-properties style:text-position="0% 100%" officeooo:rsid="0022bdc5" officeooo:paragraph-rsid="002af45f"/>
    </style:style>
    <style:style style:name="P32" style:family="paragraph" style:parent-style-name="Text_20_body">
      <style:text-properties officeooo:rsid="002788ac" officeooo:paragraph-rsid="002788ac"/>
    </style:style>
    <style:style style:name="P33" style:family="paragraph" style:parent-style-name="Text_20_body">
      <style:text-properties officeooo:rsid="004812cc" officeooo:paragraph-rsid="004812cc"/>
    </style:style>
    <style:style style:name="P34" style:family="paragraph" style:parent-style-name="Text_20_body">
      <style:paragraph-properties fo:break-before="page"/>
      <style:text-properties officeooo:rsid="002788ac" officeooo:paragraph-rsid="002788ac"/>
    </style:style>
    <style:style style:name="T1" style:family="text">
      <style:text-properties style:text-position="super 58%" officeooo:rsid="001d8ffa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d8ffa"/>
    </style:style>
    <style:style style:name="T4" style:family="text">
      <style:text-properties style:text-position="0% 100%" officeooo:rsid="00214fc2"/>
    </style:style>
    <style:style style:name="T5" style:family="text">
      <style:text-properties style:text-position="0% 100%" officeooo:rsid="0021b6d6"/>
    </style:style>
    <style:style style:name="T6" style:family="text">
      <style:text-properties style:text-position="0% 100%" officeooo:rsid="0022bdc5"/>
    </style:style>
    <style:style style:name="T7" style:family="text">
      <style:text-properties style:text-position="0% 100%" officeooo:rsid="00235e2e"/>
    </style:style>
    <style:style style:name="T8" style:family="text">
      <style:text-properties style:text-position="0% 100%" officeooo:rsid="00262c55"/>
    </style:style>
    <style:style style:name="T9" style:family="text">
      <style:text-properties style:text-position="0% 100%" officeooo:rsid="00243de8"/>
    </style:style>
    <style:style style:name="T10" style:family="text">
      <style:text-properties style:text-position="0% 100%" officeooo:rsid="002788ac"/>
    </style:style>
    <style:style style:name="T11" style:family="text">
      <style:text-properties style:text-position="0% 100%" officeooo:rsid="00292ac5"/>
    </style:style>
    <style:style style:name="T12" style:family="text">
      <style:text-properties style:text-position="0% 100%" officeooo:rsid="002af45f"/>
    </style:style>
    <style:style style:name="T13" style:family="text">
      <style:text-properties style:text-position="0% 100%" fo:font-style="italic" fo:font-weight="bold" officeooo:rsid="001d8ffa" style:font-style-asian="italic" style:font-weight-asian="bold" style:font-style-complex="italic" style:font-weight-complex="bold"/>
    </style:style>
    <style:style style:name="T14" style:family="text">
      <style:text-properties style:text-position="0% 100%" officeooo:rsid="002bd32e"/>
    </style:style>
    <style:style style:name="T15" style:family="text">
      <style:text-properties style:text-position="0% 100%" officeooo:rsid="00320305"/>
    </style:style>
    <style:style style:name="T16" style:family="text">
      <style:text-properties style:text-position="0% 100%" officeooo:rsid="00332b11"/>
    </style:style>
    <style:style style:name="T17" style:family="text">
      <style:text-properties style:text-position="0% 100%" officeooo:rsid="00396bcd"/>
    </style:style>
    <style:style style:name="T18" style:family="text">
      <style:text-properties style:text-position="0% 100%" style:font-name="Liberation Serif1"/>
    </style:style>
    <style:style style:name="T19" style:family="text">
      <style:text-properties style:text-position="0% 100%" officeooo:rsid="003b2b96"/>
    </style:style>
    <style:style style:name="T20" style:family="text">
      <style:text-properties style:text-position="0% 100%" officeooo:rsid="0041cc7f"/>
    </style:style>
    <style:style style:name="T21" style:family="text">
      <style:text-properties style:text-position="0% 100%" style:font-name="Liberation Serif" style:font-name-asian="AR PL SungtiL GB" style:font-name-complex="Droid Sans Devanagari"/>
    </style:style>
    <style:style style:name="T22" style:family="text">
      <style:text-properties style:text-position="0% 100%" style:font-name="Liberation Serif" officeooo:rsid="0041cc7f" style:font-name-asian="AR PL SungtiL GB" style:font-name-complex="Droid Sans Devanagari"/>
    </style:style>
    <style:style style:name="T23" style:family="text">
      <style:text-properties style:text-position="0% 100%" style:font-name="Liberation Serif" fo:font-style="italic" style:font-name-asian="AR PL SungtiL GB" style:font-style-asian="italic" style:font-name-complex="Droid Sans Devanagari" style:font-style-complex="italic"/>
    </style:style>
    <style:style style:name="T24" style:family="text">
      <style:text-properties style:text-position="0% 100%" style:font-name="Liberation Serif" fo:font-style="normal" style:font-name-asian="AR PL SungtiL GB" style:font-style-asian="normal" style:font-name-complex="Droid Sans Devanagari" style:font-style-complex="normal"/>
    </style:style>
    <style:style style:name="T25" style:family="text">
      <style:text-properties style:text-position="0% 100%" officeooo:rsid="0049680f"/>
    </style:style>
    <style:style style:name="T26" style:family="text">
      <style:text-properties officeooo:rsid="00174739"/>
    </style:style>
    <style:style style:name="T27" style:family="text">
      <style:text-properties officeooo:rsid="001d8ffa"/>
    </style:style>
    <style:style style:name="T28" style:family="text">
      <style:text-properties officeooo:rsid="004b0cdf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vertical-pos="middle" style:vertical-rel="baseline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nsducers and Instrumentation for Physiological Measurement</text:p>
      <text:p text:style-name="P2"><text:span text:style-name="T26">Mid Term-</text:span><text:span text:style-name="T27">I</text:span><text:span text:style-name="T26">, </text:span><text:span text:style-name="T27">16</text:span><text:span text:style-name="T1">th</text:span><text:span text:style-name="T26"> Feb, 202</text:span><text:span text:style-name="T27">1</text:span></text:p>
      <text:p text:style-name="Standard"/>
      <text:p text:style-name="Text_20_body">1. <text:span text:style-name="T27">A temperature sensor is used to measure temperature during an experiment. </text:span><text:span text:style-name="T3">The static calibration fits the equation: </text:span><text:span text:style-name="T3"><draw:frame draw:style-name="fr2" draw:name="Object1" text:anchor-type="as-char" svg:y="-0.1484in" svg:width="1.1146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where </text:span><text:span text:style-name="T13">V</text:span><text:span text:style-name="T3"> is in volts and </text:span><text:span text:style-name="T13">T</text:span><text:span text:style-name="T3"> is in Kelvin. During dynamic calibration, the sensor is initially kept at room temperature (2</text:span><text:span text:style-name="T4">5</text:span><text:span text:style-name="T1">o</text:span><text:span text:style-name="T3">C) and suddenly dipped into boiling water; the response is shown in the following diagram. </text:span><text:span text:style-name="T6">The horizontal values are in seconds and the vertical values in volts.</text:span></text:p>
      <text:p text:style-name="P6"><draw:frame draw:style-name="fr3" draw:name="Object2" text:anchor-type="as-char" svg:width="5.6571in" svg:height="2.886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span text:style-name="T6">a) </text:span><text:span text:style-name="T14">Assuming that this is a first order response, w</text:span><text:span text:style-name="T12">hat is</text:span><text:span text:style-name="T6"> the time constant,</text:span><text:span text:style-name="T6"><draw:frame draw:style-name="fr2" draw:name="Object4" text:anchor-type="as-char" svg:y="-0.0874in" svg:width="0.1693in" svg:height="0.0965in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6">, of the sensing system?</text:span></text:p>
      <text:p text:style-name="P3"><text:span text:style-name="T6">b) </text:span><text:span text:style-name="T12">What is t</text:span><text:span text:style-name="T6">he </text:span><text:span text:style-name="T7">transfer function </text:span><text:span text:style-name="T12">of this system?</text:span><text:span text:style-name="T6"> </text:span><text:span text:style-name="T7">Plot the frequency response </text:span><text:span text:style-name="T12">(magnitude and phase)</text:span><text:span text:style-name="T7">.</text:span></text:p>
      <text:p text:style-name="P7"/>
      <text:p text:style-name="P4"><text:span text:style-name="T9">2. </text:span><text:span text:style-name="T8">Fixing fractures is often done using K-wires as shown in the figure here. It i</text:span><draw:frame draw:style-name="fr1" draw:name="Object5" text:anchor-type="char" svg:x="3.9835in" svg:y="-0.0035in" svg:width="2.8547in" svg:height="2.261in" draw:z-index="3"><draw:object xlink:href="./Object 5" xlink:type="simple" xlink:show="embed" xlink:actuate="onLoad"/><draw:image xlink:href="./ObjectReplacements/Object 5" xlink:type="simple" xlink:show="embed" xlink:actuate="onLoad"/></draw:frame><text:span text:style-name="T8">s important to know the tension in the wire so that correct force is applied on the fracture boundary. We will assume that the </text:span><text:span text:style-name="T10">resistivity of the tissue is large compared to the wire. The length of the wire is 100mm, the </text:span><text:span text:style-name="T15">radius</text:span><text:span text:style-name="T10"> is 0.</text:span><text:span text:style-name="T15">5</text:span><text:span text:style-name="T10">6mm. The resistivity of the material is </text:span><text:span text:style-name="T10"><draw:frame draw:style-name="fr2" draw:name="Object6" text:anchor-type="as-char" svg:y="-0.172in" svg:width="1.1008in" svg:height="0.2075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0">and its Young’s modulus is </text:span><text:span text:style-name="T10"><draw:frame draw:style-name="fr2" draw:name="Object7" text:anchor-type="as-char" svg:y="-0.172in" svg:width="0.7193in" svg:height="0.2075in" draw:z-index="5"><draw:object xlink:href="./Object 7" xlink:type="simple" xlink:show="embed" xlink:actuate="onLoad"/><draw:image xlink:href="./ObjectReplacements/Object 7" xlink:type="simple" xlink:show="embed" xlink:actuate="onLoad"/></draw:frame></text:span><text:span text:style-name="T10">. </text:span><text:span text:style-name="T11">When the wire is under tension, the resistance is measured to be </text:span><text:span text:style-name="T11"><draw:frame draw:style-name="fr2" draw:name="Object8" text:anchor-type="as-char" svg:y="-0.1484in" svg:width="0.7772in" svg:height="0.1839in" draw:z-index="6"><draw:object xlink:href="./Object 8" xlink:type="simple" xlink:show="embed" xlink:actuate="onLoad"/><draw:image xlink:href="./ObjectReplacements/Object 8" xlink:type="simple" xlink:show="embed" xlink:actuate="onLoad"/></draw:frame></text:span><text:span text:style-name="T11">.</text:span></text:p>
      <text:p text:style-name="P4"><text:span text:style-name="T12">a) </text:span><text:span text:style-name="T11">What is the tensile force on the wire?</text:span></text:p>
      <text:p text:style-name="P5"><text:span text:style-name="T10">b</text:span><text:span text:style-name="T2">) What is the relation between tensile force and resistance?</text:span></text:p>
      <text:p text:style-name="P8"/>
      <text:p text:style-name="P8"/>
      <text:p text:style-name="P6"/>
      <text:p text:style-name="P6"/>
      <text:p text:style-name="P14"><text:soft-page-break/><text:span text:style-name="T3">S</text:span><text:span text:style-name="T2">olution</text:span></text:p>
      <text:p text:style-name="P20"><text:span text:style-name="T10">1. </text:span><text:span text:style-name="T20">The step response of the system is of the form: </text:span><text:span text:style-name="T20"><draw:frame draw:style-name="fr2" draw:name="Object17" text:anchor-type="as-char" svg:y="-0.172in" svg:width="1.2827in" svg:height="0.2327in" draw:z-index="14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21"><text:span text:style-name="T20">w</text:span><text:span text:style-name="T2">here A is the amplitude of the applied step. </text:span><text:span text:style-name="T2"><draw:frame draw:style-name="fr2" draw:name="Object19" text:anchor-type="as-char" svg:y="-0.152in" svg:width="2.778in" svg:height="0.2272in" draw:z-index="15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29"><draw:frame draw:style-name="fr2" draw:name="Object16" text:anchor-type="as-char" svg:y="-0.172in" svg:width="1.8902in" svg:height="0.2193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33"><draw:frame draw:style-name="fr1" draw:name="Object21" text:anchor-type="char" svg:x="-0.7902in" svg:y="0.0402in" svg:width="7.3902in" svg:height="2in" draw:z-index="20"><draw:object xlink:href="./Object 21" xlink:type="simple" xlink:show="embed" xlink:actuate="onLoad"/><draw:image xlink:href="./ObjectReplacements/Object 21" xlink:type="simple" xlink:show="embed" xlink:actuate="onLoad"/></draw:frame><text:span text:style-name="T22">A</text:span><text:span text:style-name="T21">t </text:span><text:span text:style-name="T23">t</text:span><text:span text:style-name="T21">=0.02, </text:span><text:span text:style-name="T23">V</text:span><text:span text:style-name="T21">(</text:span><text:span text:style-name="T23">t</text:span><text:span text:style-name="T24">=0.02</text:span><text:span text:style-name="T21">)=0.734. <text:s/>Substituting: </text:span><text:span text:style-name="T21"><draw:frame draw:style-name="fr2" draw:name="Object20" text:anchor-type="as-char" svg:y="-0.2437in" svg:width="3.7244in" svg:height="0.3929in" draw:z-index="17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22"><text:span text:style-name="T5">Time constant = 0.</text:span><text:span text:style-name="T25">05</text:span><text:span text:style-name="T5">s</text:span></text:p>
      <text:p text:style-name="P9"><draw:frame draw:style-name="fr2" draw:name="Object3" text:anchor-type="as-char" svg:y="-0.2646in" svg:width="4.5575in" svg:height="0.4575in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9"><draw:frame draw:style-name="fr2" draw:name="Object18" text:anchor-type="as-char" svg:y="-0.2437in" svg:width="3.3264in" svg:height="0.4165in" draw:z-index="18"><draw:object xlink:href="./Object 18" xlink:type="simple" xlink:show="embed" xlink:actuate="onLoad"/><draw:image xlink:href="./ObjectReplacements/Object 18" xlink:type="simple" xlink:show="embed" xlink:actuate="onLoad"/></draw:frame><draw:frame draw:style-name="fr1" draw:name="Object22" text:anchor-type="char" svg:x="0.0118in" svg:y="1.7126in" svg:width="5.4701in" svg:height="2.2in" draw:z-index="21"><draw:object xlink:href="./Object 22" xlink:type="simple" xlink:show="embed" xlink:actuate="onLoad"/><draw:image xlink:href="./ObjectReplacements/Object 22" xlink:type="simple" xlink:show="embed" xlink:actuate="onLoad"/></draw:frame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23">f</text:p>
          </table:table-cell>
          <table:table-cell table:style-name="Table1.A1" office:value-type="string">
            <text:p text:style-name="P28">ω</text:p>
          </table:table-cell>
          <table:table-cell table:style-name="Table1.A1" office:value-type="string">
            <text:p text:style-name="P23">Magnitude</text:p>
          </table:table-cell>
          <table:table-cell table:style-name="Table1.A1" office:value-type="string">
            <text:p text:style-name="P26">dB</text:p>
          </table:table-cell>
          <table:table-cell table:style-name="Table1.E1" office:value-type="string">
            <text:p text:style-name="P26">Phase (degrees)</text:p>
          </table:table-cell>
        </table:table-row>
        <table:table-row>
          <table:table-cell table:style-name="Table1.A2" office:value-type="string">
            <text:p text:style-name="P23">0.0318</text:p>
          </table:table-cell>
          <table:table-cell table:style-name="Table1.A2" office:value-type="string">
            <text:p text:style-name="P25">0.2</text:p>
          </table:table-cell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6">0</text:p>
          </table:table-cell>
          <table:table-cell table:style-name="Table1.E2" office:value-type="string">
            <text:p text:style-name="P26">0</text:p>
          </table:table-cell>
        </table:table-row>
        <table:table-row>
          <table:table-cell table:style-name="Table1.A2" office:value-type="string">
            <text:p text:style-name="P23">0.318</text:p>
          </table:table-cell>
          <table:table-cell table:style-name="Table1.A2" office:value-type="string">
            <text:p text:style-name="P25">2</text:p>
          </table:table-cell>
          <table:table-cell table:style-name="Table1.A2" office:value-type="string">
            <text:p text:style-name="P24">0.99</text:p>
          </table:table-cell>
          <table:table-cell table:style-name="Table1.A2" office:value-type="string">
            <text:p text:style-name="P26">0</text:p>
          </table:table-cell>
          <table:table-cell table:style-name="Table1.E2" office:value-type="string">
            <text:p text:style-name="P27">-<text:span text:style-name="T28">5.7</text:span></text:p>
          </table:table-cell>
        </table:table-row>
        <table:table-row>
          <table:table-cell table:style-name="Table1.A2" office:value-type="string">
            <text:p text:style-name="P23">3.18</text:p>
          </table:table-cell>
          <table:table-cell table:style-name="Table1.A2" office:value-type="string">
            <text:p text:style-name="P25">20</text:p>
          </table:table-cell>
          <table:table-cell table:style-name="Table1.A2" office:value-type="string">
            <text:p text:style-name="P24">0.5</text:p>
          </table:table-cell>
          <table:table-cell table:style-name="Table1.A2" office:value-type="string">
            <text:p text:style-name="P27">-<text:span text:style-name="T28">3</text:span></text:p>
          </table:table-cell>
          <table:table-cell table:style-name="Table1.E2" office:value-type="string">
            <text:p text:style-name="P26">-45</text:p>
          </table:table-cell>
        </table:table-row>
        <table:table-row>
          <table:table-cell table:style-name="Table1.A2" office:value-type="string">
            <text:p text:style-name="P23">31.8</text:p>
          </table:table-cell>
          <table:table-cell table:style-name="Table1.A2" office:value-type="string">
            <text:p text:style-name="P25">200</text:p>
          </table:table-cell>
          <table:table-cell table:style-name="Table1.A2" office:value-type="string">
            <text:p text:style-name="P24">0.0099</text:p>
          </table:table-cell>
          <table:table-cell table:style-name="Table1.A2" office:value-type="string">
            <text:p text:style-name="P27">-<text:span text:style-name="T28">20</text:span></text:p>
          </table:table-cell>
          <table:table-cell table:style-name="Table1.E2" office:value-type="string">
            <text:p text:style-name="P27">-<text:span text:style-name="T28">84.3</text:span></text:p>
          </table:table-cell>
        </table:table-row>
        <table:table-row>
          <table:table-cell table:style-name="Table1.A2" office:value-type="string">
            <text:p text:style-name="P24">318</text:p>
          </table:table-cell>
          <table:table-cell table:style-name="Table1.A2" office:value-type="string">
            <text:p text:style-name="P26">2000</text:p>
          </table:table-cell>
          <table:table-cell table:style-name="Table1.A2" office:value-type="string">
            <text:p text:style-name="P24">0.00001</text:p>
          </table:table-cell>
          <table:table-cell table:style-name="Table1.A2" office:value-type="string">
            <text:p text:style-name="P27">-<text:span text:style-name="T28">40</text:span></text:p>
          </table:table-cell>
          <table:table-cell table:style-name="Table1.E2" office:value-type="string">
            <text:p text:style-name="P27">-<text:span text:style-name="T28">90</text:span></text:p>
          </table:table-cell>
        </table:table-row>
      </table:table>
      <text:p text:style-name="P9"/>
      <text:p text:style-name="P30"/>
      <text:p text:style-name="P30"/>
      <text:p text:style-name="P32"/>
      <text:p text:style-name="P34"><text:span text:style-name="T2">2. Resistance </text:span><text:span text:style-name="T19">with zero tension</text:span><text:span text:style-name="T2">:</text:span><text:span text:style-name="T2"><draw:frame draw:style-name="fr2" draw:name="Object9" text:anchor-type="as-char" svg:y="-0.2437in" svg:width="2.5437in" svg:height="0.4165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5">=&gt; </text:span><text:span text:style-name="T15"><draw:frame draw:style-name="fr2" draw:name="Object11" text:anchor-type="as-char" svg:y="-0.2437in" svg:width="1.1799in" svg:height="0.4165in" draw:z-index="19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9"><text:span text:style-name="T15">New resistance </text:span><text:span text:style-name="T19">with applied tension</text:span><text:span text:style-name="T15">= 40.8</text:span></text:p>
      <text:p text:style-name="P19"><text:span text:style-name="T15"><text:s/>=&gt; </text:span><text:span text:style-name="T15"><draw:frame draw:style-name="fr2" draw:name="Object10" text:anchor-type="as-char" svg:y="-0.2598in" svg:width="4.4346in" svg:height="0.4437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5"><text:s/></text:span></text:p>
      <text:p text:style-name="P11"/>
      <text:p text:style-name="P15"><text:span text:style-name="T15"><draw:frame draw:style-name="fr2" draw:name="Object12" text:anchor-type="as-char" svg:y="-0.2598in" svg:width="1.5457in" svg:height="0.4437in" draw:z-index="10"><draw:object xlink:href="./Object 12" xlink:type="simple" xlink:show="embed" xlink:actuate="onLoad"/><draw:image xlink:href="./ObjectReplacements/Object 12" xlink:type="simple" xlink:show="embed" xlink:actuate="onLoad"/></draw:frame></text:span><text:span text:style-name="T15">, </text:span><text:span text:style-name="T15"><draw:frame draw:style-name="fr2" draw:name="Object13" text:anchor-type="as-char" svg:y="-0.1484in" svg:width="0.8154in" svg:height="0.1839in" draw:z-index="11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6"><text:span text:style-name="T11">S</text:span><text:span text:style-name="T16">tress =&gt; </text:span><text:span text:style-name="T16"><draw:frame draw:style-name="fr2" draw:name="Object14" text:anchor-type="as-char" svg:y="-0.172in" svg:width="1.6402in" svg:height="0.2193in" draw:z-index="12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7"><text:span text:style-name="T17">a) </text:span><text:span text:style-name="T16">F</text:span><text:span text:style-name="T2">orce =&gt; </text:span><text:span text:style-name="T2"><draw:frame draw:style-name="fr2" draw:name="Object15" text:anchor-type="as-char" svg:y="-0.172in" svg:width="2.6764in" svg:height="0.2193in" draw:z-index="13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18"><text:span text:style-name="T2">b) 20N force gives a 0.8 </text:span><text:span text:style-name="T18">Ω change in resistance. Therefore, 25N / <text:s/>Ω.</text:span></text:p>
      <text:p text:style-name="P12"/>
      <text:p text:style-name="P12"/>
      <text:p text:style-name="P13"/>
      <text:p text:style-name="P13"/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uresh Devasahayam</meta:initial-creator>
    <meta:creation-date>2020-02-20T12:47:22.164674000</meta:creation-date>
    <dc:date>2021-03-10T21:08:12.508859692</dc:date>
    <dc:creator>Suresh Devasahayam</dc:creator>
    <meta:editing-duration>PT3H50M48S</meta:editing-duration>
    <meta:editing-cycles>42</meta:editing-cycles>
    <meta:generator>LibreOffice/6.4.5.2$Linux_X86_64 LibreOffice_project/40$Build-2</meta:generator>
    <meta:document-statistic meta:table-count="1" meta:image-count="0" meta:object-count="22" meta:page-count="3" meta:paragraph-count="54" meta:word-count="307" meta:character-count="1691" meta:non-whitespace-character-count="1422"/>
  </office:meta>
</office:document-meta>
</file>

<file path=Object 1/content.xml><?xml version="1.0" encoding="utf-8"?>
<math xmlns="http://www.w3.org/1998/Math/MathML" display="block">
  <semantics>
    <mrow>
      <mrow>
        <mi>V</mi>
        <mo stretchy="false">=</mo>
        <mn>0.01</mn>
      </mrow>
      <mrow>
        <mi>T</mi>
        <mo stretchy="false">−</mo>
        <mn>2.5</mn>
      </mrow>
    </mrow>
    <annotation encoding="StarMath 5.0">V=0.01T-2.5</annotation>
  </semantics>
</math>
</file>

<file path=Object 10/content.xml><?xml version="1.0" encoding="utf-8"?>
<math xmlns="http://www.w3.org/1998/Math/MathML" display="block">
  <semantics>
    <mrow>
      <mrow>
        <mfrac>
          <mrow>
            <mo fence="true" stretchy="false">(</mo>
            <mrow>
              <mrow>
                <mrow>
                  <mi>l</mi>
                  <mo stretchy="false">+</mo>
                  <mi mathvariant="normal">Δ</mi>
                </mrow>
                <mi>l</mi>
              </mrow>
            </mrow>
            <mo fence="true" stretchy="false">)</mo>
          </mrow>
          <msup>
            <mrow>
              <mo fence="true" stretchy="false">(</mo>
              <mrow>
                <mrow>
                  <mrow>
                    <mi>r</mi>
                    <mo stretchy="false">−</mo>
                    <mi mathvariant="normal">Δ</mi>
                  </mrow>
                  <mi>r</mi>
                </mrow>
              </mrow>
              <mo fence="true" stretchy="false">)</mo>
            </mrow>
            <mn>2</mn>
          </msup>
        </mfrac>
        <mo stretchy="false">=</mo>
        <mn>0.320</mn>
      </mrow>
      <mi>x</mi>
      <mrow>
        <msup>
          <mn>10</mn>
          <mn>6</mn>
        </msup>
        <mo stretchy="false">=</mo>
        <mfrac>
          <mrow>
            <mi>l</mi>
            <mrow>
              <mo fence="true" stretchy="false">(</mo>
              <mrow>
                <mrow>
                  <mrow>
                    <mn>1</mn>
                    <mo stretchy="false">+</mo>
                    <mi mathvariant="normal">Δ</mi>
                  </mrow>
                  <mrow>
                    <mi>l</mi>
                    <mo stretchy="false">/</mo>
                    <mi>l</mi>
                  </mrow>
                </mrow>
              </mrow>
              <mo fence="true" stretchy="false">)</mo>
            </mrow>
          </mrow>
          <mrow>
            <msup>
              <mi>r</mi>
              <mn>2</mn>
            </msup>
            <msup>
              <mrow>
                <mo fence="true" stretchy="false">(</mo>
                <mrow>
                  <mrow>
                    <mn>1</mn>
                    <mo stretchy="false">−</mo>
                    <mrow>
                      <mrow>
                        <mi mathvariant="normal">Δ</mi>
                        <mi>r</mi>
                      </mrow>
                      <mo stretchy="false">/</mo>
                      <mi>r</mi>
                    </mrow>
                  </mrow>
                </mrow>
                <mo fence="true" stretchy="false">)</mo>
              </mrow>
              <mn>2</mn>
            </msup>
          </mrow>
        </mfrac>
        <mo stretchy="false">=</mo>
        <mfrac>
          <mrow>
            <mi>l</mi>
            <mrow>
              <mo fence="true" stretchy="false">(</mo>
              <mrow>
                <mrow>
                  <mrow>
                    <mn>1</mn>
                    <mo stretchy="false">+</mo>
                    <mi mathvariant="normal">Δ</mi>
                  </mrow>
                  <mrow>
                    <mi>l</mi>
                    <mo stretchy="false">/</mo>
                    <mi>l</mi>
                  </mrow>
                </mrow>
              </mrow>
              <mo fence="true" stretchy="false">)</mo>
            </mrow>
          </mrow>
          <mrow>
            <msup>
              <mi>r</mi>
              <mn>2</mn>
            </msup>
            <msup>
              <mrow>
                <mo fence="true" stretchy="false">(</mo>
                <mrow>
                  <mrow>
                    <mrow>
                      <mn>1</mn>
                      <mo stretchy="false">−</mo>
                      <mi>σ</mi>
                    </mrow>
                    <mi mathvariant="normal">Δ</mi>
                    <mrow>
                      <mi>l</mi>
                      <mo stretchy="false">/</mo>
                      <mi>l</mi>
                    </mrow>
                  </mrow>
                </mrow>
                <mo fence="true" stretchy="false">)</mo>
              </mrow>
              <mn>2</mn>
            </msup>
          </mrow>
        </mfrac>
      </mrow>
      <mspace width="4em"/>
      <mi>,</mi>
      <mrow>
        <mi>σ</mi>
        <mo stretchy="false">=</mo>
        <mn>0.3</mn>
      </mrow>
    </mrow>
    <annotation encoding="StarMath 5.0">(l+%DELTA l) over {(r- %DELTA r )^2} = 0.320 x 10^6 = { l(1+%DELTA l/l) } over { r^2(1-{%DELTA r} / r)^2 } = {l( 1+ %DELTA l/l )} over {r^2( 1-%sigma %DELTA l/l )^2}~~, %sigma=0.3</annotation>
  </semantics>
</math>
</file>

<file path=Object 11/content.xml><?xml version="1.0" encoding="utf-8"?>
<math xmlns="http://www.w3.org/1998/Math/MathML" display="block">
  <semantics>
    <mrow>
      <mrow>
        <mfrac>
          <mi>l</mi>
          <msup>
            <mi>r</mi>
            <mn>2</mn>
          </msup>
        </mfrac>
        <mo stretchy="false">=</mo>
        <mn>0.314</mn>
      </mrow>
      <mi>x</mi>
      <msup>
        <mn>10</mn>
        <mrow>
          <mo stretchy="false">−</mo>
          <mn>6</mn>
        </mrow>
      </msup>
    </mrow>
    <annotation encoding="StarMath 5.0">l over r^2 = 0.314 x 10^-6</annotation>
  </semantics>
</math>
</file>

<file path=Object 12/content.xml><?xml version="1.0" encoding="utf-8"?>
<math xmlns="http://www.w3.org/1998/Math/MathML" display="block">
  <semantics>
    <mrow>
      <mfrac>
        <mrow>
          <mo fence="true" stretchy="false">(</mo>
          <mrow>
            <mrow>
              <mrow>
                <mn>1</mn>
                <mo stretchy="false">+</mo>
                <mi mathvariant="normal">Δ</mi>
              </mrow>
              <mrow>
                <mi>l</mi>
                <mo stretchy="false">/</mo>
                <mi>l</mi>
              </mrow>
            </mrow>
          </mrow>
          <mo fence="true" stretchy="false">)</mo>
        </mrow>
        <msup>
          <mrow>
            <mo fence="true" stretchy="false">(</mo>
            <mrow>
              <mrow>
                <mrow>
                  <mn>1</mn>
                  <mo stretchy="false">−</mo>
                  <mn>0.3</mn>
                </mrow>
                <mi mathvariant="normal">Δ</mi>
                <mrow>
                  <mi>l</mi>
                  <mo stretchy="false">/</mo>
                  <mi>l</mi>
                </mrow>
              </mrow>
            </mrow>
            <mo fence="true" stretchy="false">)</mo>
          </mrow>
          <mn>2</mn>
        </msup>
      </mfrac>
      <mo stretchy="false">=</mo>
      <mn>1.019</mn>
    </mrow>
    <annotation encoding="StarMath 5.0">( 1+ %DELTA l/l ) over ( 1- 0.3 %DELTA l/l )^2=1.019</annotation>
  </semantics>
</math>
</file>

<file path=Object 13/content.xml><?xml version="1.0" encoding="utf-8"?>
<math xmlns="http://www.w3.org/1998/Math/MathML" display="block">
  <semantics>
    <mrow>
      <mi mathvariant="normal">Δ</mi>
      <mrow>
        <mrow>
          <mi>l</mi>
          <mo stretchy="false">/</mo>
          <mi>l</mi>
        </mrow>
        <mo stretchy="false">≈</mo>
        <mn>0.02</mn>
      </mrow>
    </mrow>
    <annotation encoding="StarMath 5.0">%DELTA l /l approx 0.02</annotation>
  </semantics>
</math>
</file>

<file path=Object 14/content.xml><?xml version="1.0" encoding="utf-8"?>
<math xmlns="http://www.w3.org/1998/Math/MathML" display="block">
  <semantics>
    <mrow>
      <mrow>
        <mi>ϕ</mi>
        <mo stretchy="false">=</mo>
        <mi>Y</mi>
      </mrow>
      <mrow>
        <mrow>
          <mo fence="true" stretchy="false">(</mo>
          <mrow>
            <mrow>
              <mi mathvariant="normal">Δ</mi>
              <mrow>
                <mi>l</mi>
                <mo stretchy="false">/</mo>
                <mi>l</mi>
              </mrow>
            </mrow>
          </mrow>
          <mo fence="true" stretchy="false">)</mo>
        </mrow>
        <mo stretchy="false">=</mo>
        <mn>0.02</mn>
      </mrow>
      <mi>x</mi>
      <msup>
        <mn>10</mn>
        <mn>9</mn>
      </msup>
    </mrow>
    <annotation encoding="StarMath 5.0">%phi = Y (%DELTA l/l) = 0.02 x 10^9</annotation>
  </semantics>
</math>
</file>

<file path=Object 15/content.xml><?xml version="1.0" encoding="utf-8"?>
<math xmlns="http://www.w3.org/1998/Math/MathML" display="block">
  <semantics>
    <mrow>
      <mrow>
        <mi>F</mi>
        <mo stretchy="false">=</mo>
        <mi>ϕ</mi>
      </mrow>
      <mrow>
        <mrow>
          <mo fence="true" stretchy="false">(</mo>
          <mrow>
            <mrow>
              <mi>π</mi>
              <msup>
                <mi>r</mi>
                <mn>2</mn>
              </msup>
            </mrow>
          </mrow>
          <mo fence="true" stretchy="false">)</mo>
        </mrow>
        <mo stretchy="false">=</mo>
        <mn>0.02</mn>
      </mrow>
      <mi>x</mi>
      <msup>
        <mn>10</mn>
        <mn>9</mn>
      </msup>
      <mi>x</mi>
      <mn>1</mn>
      <mi>x</mi>
      <mrow>
        <msup>
          <mn>10</mn>
          <mrow>
            <mo stretchy="false">−</mo>
            <mn>6</mn>
          </mrow>
        </msup>
        <mo stretchy="false">=</mo>
        <mn>20</mn>
      </mrow>
      <mi>N</mi>
    </mrow>
    <annotation encoding="StarMath 5.0">F=%phi (%pi r^2) = 0.02 x 10^9 x 1 x 10^-6 =20N</annotation>
  </semantics>
</math>
</file>

<file path=Object 16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row>
          <mn>0.48</mn>
          <mo stretchy="false">+</mo>
          <mn>0.75</mn>
        </mrow>
      </mrow>
      <mrow>
        <mo fence="true" stretchy="false">(</mo>
        <mrow>
          <mrow>
            <mn>1</mn>
            <mo stretchy="false">−</mo>
            <msup>
              <mi>e</mi>
              <mrow>
                <mo stretchy="false">−</mo>
                <mrow>
                  <mi>t</mi>
                  <mo stretchy="false">/</mo>
                  <mi>τ</mi>
                </mrow>
              </mrow>
            </msup>
          </mrow>
        </mrow>
        <mo fence="true" stretchy="false">)</mo>
      </mrow>
    </mrow>
    <annotation encoding="StarMath 5.0">V( t) = 0.48+ 0.75 ( 1-e^-{t/%tau} )</annotation>
  </semantics>
</math>
</file>

<file path=Object 17/content.xml><?xml version="1.0" encoding="utf-8"?>
<math xmlns="http://www.w3.org/1998/Math/MathML" display="block">
  <semantics>
    <mrow>
      <msub>
        <mi>V</mi>
        <mi>s</mi>
      </msub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row>
        <mo fence="true" stretchy="false">(</mo>
        <mrow>
          <mrow>
            <mn>1</mn>
            <mo stretchy="false">−</mo>
            <msup>
              <mi>e</mi>
              <mrow>
                <mi>t</mi>
                <mo stretchy="false">/</mo>
                <mi>τ</mi>
              </mrow>
            </msup>
          </mrow>
        </mrow>
        <mo fence="true" stretchy="false">)</mo>
      </mrow>
    </mrow>
    <annotation encoding="StarMath 5.0">V_s ( t) = A( 1-e^{t/%tau} )</annotation>
  </semantics>
</math>
</file>

<file path=Object 18/content.xml><?xml version="1.0" encoding="utf-8"?>
<math xmlns="http://www.w3.org/1998/Math/MathML" display="block">
  <semantics>
    <mrow>
      <mrow>
        <mrow>
          <mo fence="true" stretchy="true">|</mo>
          <mrow>
            <mrow>
              <mi>H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true">|</mo>
        </mrow>
        <mo stretchy="false">=</mo>
        <mfrac>
          <mn>1</mn>
          <mrow>
            <mn>1</mn>
            <mo stretchy="false">+</mo>
            <mrow>
              <msup>
                <mi>ω</mi>
                <mn>2</mn>
              </msup>
              <mo stretchy="false">/</mo>
              <mn>400</mn>
            </mrow>
          </mrow>
        </mfrac>
      </mrow>
      <mspace width="4em"/>
      <mi>,</mi>
      <mspace width="6em"/>
      <mrow>
        <mi mathvariant="italic">phase</mi>
        <mo stretchy="false">=</mo>
        <msup>
          <mi>tan</mi>
          <mrow>
            <mo stretchy="false">−</mo>
            <mn>1</mn>
          </mrow>
        </msup>
      </mrow>
      <mrow>
        <mo fence="true" stretchy="false">(</mo>
        <mrow>
          <mrow>
            <mrow>
              <mo stretchy="false">−</mo>
              <mi>ω</mi>
            </mrow>
            <mo stretchy="false">/</mo>
            <mn>20</mn>
          </mrow>
        </mrow>
        <mo fence="true" stretchy="false">)</mo>
      </mrow>
    </mrow>
    <annotation encoding="StarMath 5.0">abs { H(s) } = 1 over { 1+ %omega ^2 /400 }~~,~~~ phase=tan^-1 ( -%omega /20 )</annotation>
  </semantics>
</math>
</file>

<file path=Object 19/content.xml><?xml version="1.0" encoding="utf-8"?>
<math xmlns="http://www.w3.org/1998/Math/MathML" display="block">
  <semantics>
    <mrow>
      <mrow>
        <mi>A</mi>
        <mo stretchy="false">=</mo>
        <mrow>
          <msub>
            <mi>V</mi>
            <mrow>
              <msup>
                <mn>100</mn>
                <mi>o</mi>
              </msup>
              <mi>C</mi>
            </mrow>
          </msub>
          <mo stretchy="false">−</mo>
          <msub>
            <mi>V</mi>
            <mrow>
              <msup>
                <mn>25</mn>
                <mi>o</mi>
              </msup>
              <mi>C</mi>
            </mrow>
          </msub>
        </mrow>
        <mo stretchy="false">=</mo>
        <mn>0.01</mn>
      </mrow>
      <mrow>
        <mrow>
          <mo fence="true" stretchy="false">(</mo>
          <mrow>
            <mrow>
              <mn>100</mn>
              <mo stretchy="false">−</mo>
              <mn>25</mn>
            </mrow>
          </mrow>
          <mo fence="true" stretchy="false">)</mo>
        </mrow>
        <mo stretchy="false">=</mo>
        <mn>0.75</mn>
      </mrow>
    </mrow>
    <annotation encoding="StarMath 5.0">A=V_{ 100^o C } - V_{ 25^o C } =0.01( 100-25 ) = 0.75</annotation>
  </semantics>
</math>
</file>

<file path=Object 2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Long_20_Dash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9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cm" svg:height="4.92cm" svg:x="3.009cm" svg:y="2.694cm">
          <draw:image xlink:href="Pictures/1000000000000382000001701CA0C066DDBF5414.png" xlink:type="simple" xlink:show="embed" xlink:actuate="onLoad" loext:mime-type="image/png">
            <text:p/>
          </draw:image>
        </draw:frame>
        <draw:line draw:style-name="gr2" draw:text-style-name="P2" draw:layer="layout" svg:x1="5.742cm" svg:y1="6.136cm" svg:x2="5.773cm" svg:y2="8.124cm">
          <text:p/>
        </draw:line>
        <draw:line draw:style-name="gr2" draw:text-style-name="P2" draw:layer="layout" svg:x1="6.22cm" svg:y1="4.729cm" svg:x2="6.229cm" svg:y2="8.068cm">
          <text:p/>
        </draw:line>
        <draw:line draw:style-name="gr2" draw:text-style-name="P2" draw:layer="layout" svg:x1="6.701cm" svg:y1="3.874cm" svg:x2="6.729cm" svg:y2="8.068cm">
          <text:p/>
        </draw:line>
        <draw:line draw:style-name="gr2" draw:text-style-name="P2" draw:layer="layout" svg:x1="6.164cm" svg:y1="5.264cm" svg:x2="2.674cm" svg:y2="5.264cm">
          <text:p/>
        </draw:line>
        <draw:line draw:style-name="gr2" draw:text-style-name="P2" draw:layer="layout" svg:x1="6.664cm" svg:y1="4.064cm" svg:x2="2.448cm" svg:y2="4.053cm">
          <text:p/>
        </draw:line>
        <draw:frame draw:style-name="gr3" draw:text-style-name="P3" draw:layer="layout" svg:width="1.44cm" svg:height="0.725cm" draw:transform="rotate (1.5707963267949) translate (5.385cm 9.35cm)">
          <draw:text-box>
            <text:p><text:span text:style-name="T1">0.00</text:span></text:p>
          </draw:text-box>
        </draw:frame>
        <draw:frame draw:style-name="gr4" draw:text-style-name="P3" draw:layer="layout" svg:width="1.469cm" svg:height="0.841cm" draw:transform="rotate (1.5707963267949) translate (5.886cm 9.35cm)">
          <draw:text-box>
            <text:p><text:span text:style-name="T1">0.02</text:span></text:p>
          </draw:text-box>
        </draw:frame>
        <draw:frame draw:style-name="gr4" draw:text-style-name="P3" draw:layer="layout" svg:width="1.469cm" svg:height="0.841cm" draw:transform="rotate (1.5707963267949) translate (6.487cm 9.351cm)">
          <draw:text-box>
            <text:p><text:span text:style-name="T1">0.04</text:span></text:p>
          </draw:text-box>
        </draw:frame>
        <draw:frame draw:style-name="gr3" draw:text-style-name="P3" draw:layer="layout" svg:width="1.639cm" svg:height="0.725cm" svg:x="1.352cm" svg:y="6.586cm">
          <draw:text-box>
            <text:p><text:span text:style-name="T1">0.480</text:span></text:p>
          </draw:text-box>
        </draw:frame>
        <draw:frame draw:style-name="gr3" draw:text-style-name="P3" draw:layer="layout" svg:width="1.639cm" svg:height="0.725cm" svg:x="1.353cm" svg:y="4.887cm">
          <draw:text-box>
            <text:p><text:span text:style-name="T1">0.734</text:span></text:p>
          </draw:text-box>
        </draw:frame>
        <draw:frame draw:style-name="gr3" draw:text-style-name="P3" draw:layer="layout" svg:width="1.639cm" svg:height="0.725cm" svg:x="1.354cm" svg:y="3.688cm">
          <draw:text-box>
            <text:p><text:span text:style-name="T1">0.966</text:span></text:p>
          </draw:text-box>
        </draw:frame>
      </draw:page>
    </office:drawing>
  </office:body>
</office:document-content>
</file>

<file path=Object 2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0/content.xml><?xml version="1.0" encoding="utf-8"?>
<math xmlns="http://www.w3.org/1998/Math/MathML" display="block">
  <semantics>
    <mrow>
      <mrow>
        <mfrac>
          <mn>0.254</mn>
          <mn>0.75</mn>
        </mfrac>
        <mo stretchy="false">=</mo>
        <mrow>
          <mn>1</mn>
          <mo stretchy="false">−</mo>
          <msup>
            <mi>e</mi>
            <mrow>
              <mrow>
                <mo stretchy="false">−</mo>
                <mn>0.02</mn>
              </mrow>
              <mo stretchy="false">/</mo>
              <mi>τ</mi>
            </mrow>
          </msup>
        </mrow>
      </mrow>
      <mspace width="4em"/>
      <mi>,</mi>
      <mspace width="4em"/>
      <mi>ln</mi>
      <mrow>
        <mrow>
          <mo fence="true" stretchy="false">(</mo>
          <mrow>
            <mn>0.66</mn>
          </mrow>
          <mo fence="true" stretchy="false">)</mo>
        </mrow>
        <mo stretchy="false">=</mo>
        <mfrac>
          <mrow>
            <mo stretchy="false">−</mo>
            <mn>0.02</mn>
          </mrow>
          <mi>τ</mi>
        </mfrac>
      </mrow>
      <mspace width="4em"/>
      <mi>,</mi>
      <mspace width="4em"/>
      <mrow>
        <mi>τ</mi>
        <mo stretchy="false">≈</mo>
        <mn>0.05</mn>
      </mrow>
    </mrow>
    <annotation encoding="StarMath 5.0">0.254 over 0.75 = 1-e^{ -0.02/%tau } ~~,~~ln(0.66)=-0.02 over %tau~~,~~%tau approx 0.05</annotation>
  </semantics>
</math>
</file>

<file path=Object 2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856cm"/>
      <style:paragraph-properties style:writing-mode="lr-tb"/>
    </style:style>
    <style:style style:name="gr3" style:family="graphic" style:parent-style-name="objectwithoutfill">
      <style:graphic-properties draw:stroke="dash" draw:stroke-dash="Dot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3.83cm" svg:height="7.344cm" draw:transform="rotate (-1.5707963267949) translate (9.201cm 1.77699999999999cm)" svg:viewBox="0 0 3831 7345" draw:points="0,7345 3831,7345 3831,0">
          <text:p/>
        </draw:polyline>
        <draw:polyline draw:style-name="gr1" draw:text-style-name="P1" draw:layer="layout" svg:width="7.226cm" svg:height="1.855cm" svg:x="1.856cm" svg:y="2.725cm" svg:viewBox="0 0 7227 1856" draw:points="0,1856 2646,1856 2646,0 7227,0">
          <text:p/>
        </draw:polyline>
        <draw:frame draw:style-name="gr2" draw:text-style-name="P2" draw:layer="layout" svg:width="2.251cm" svg:height="1.106cm" svg:x="0cm" svg:y="4.107cm">
          <draw:text-box>
            <text:p>298K</text:p>
          </draw:text-box>
        </draw:frame>
        <draw:frame draw:style-name="gr2" draw:text-style-name="P2" draw:layer="layout" svg:width="2.251cm" svg:height="1.106cm" svg:x="0.001cm" svg:y="2.507cm">
          <draw:text-box>
            <text:p>373K</text:p>
          </draw:text-box>
        </draw:frame>
        <draw:polyline draw:style-name="gr1" draw:text-style-name="P1" draw:layer="layout" svg:width="3.83cm" svg:height="7.344cm" draw:transform="rotate (-1.5707963267949) translate (18.202cm 1.77799999999999cm)" svg:viewBox="0 0 3831 7345" draw:points="0,7345 3831,7345 3831,0">
          <text:p/>
        </draw:polyline>
        <draw:polyline draw:style-name="gr3" draw:text-style-name="P1" draw:layer="layout" svg:width="7.226cm" svg:height="1.855cm" svg:x="10.857cm" svg:y="2.726cm" svg:viewBox="0 0 7227 1856" draw:points="0,1856 2646,1856 2646,0 7227,0">
          <text:p/>
        </draw:polyline>
        <draw:frame draw:style-name="gr2" draw:text-style-name="P2" draw:layer="layout" svg:width="2.251cm" svg:height="1.106cm" svg:x="9.001cm" svg:y="4.108cm">
          <draw:text-box>
            <text:p>0.48V</text:p>
          </draw:text-box>
        </draw:frame>
        <draw:frame draw:style-name="gr2" draw:text-style-name="P2" draw:layer="layout" svg:width="2.251cm" svg:height="1.106cm" svg:x="9.002cm" svg:y="2.508cm">
          <draw:text-box>
            <text:p>1.23V</text:p>
          </draw:text-box>
        </draw:frame>
        <draw:path draw:style-name="gr1" draw:text-style-name="P1" draw:layer="layout" svg:width="2.131cm" svg:height="0.866cm" draw:transform="rotate (1.30672801096815) translate (13.4152456937193cm 4.55646162326583cm)" svg:viewBox="0 0 2132 867" svg:d="M0 94c1414-219 1857-93 2132 773">
          <text:p/>
        </draw:path>
        <draw:line draw:style-name="gr1" draw:text-style-name="P1" draw:layer="layout" svg:x1="10.821cm" svg:y1="4.581cm" svg:x2="13.466cm" svg:y2="4.541cm">
          <text:p/>
        </draw:line>
        <draw:line draw:style-name="gr1" draw:text-style-name="P1" draw:layer="layout" svg:x1="14.691cm" svg:y1="2.764cm" svg:x2="18.008cm" svg:y2="2.725cm">
          <text:p/>
        </draw:line>
      </draw:page>
    </office:drawing>
  </office:body>
</office:document-content>
</file>

<file path=Object 2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2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svg:stroke-width="0.05cm" draw:marker-start-width="0.28cm" draw:marker-end-width="0.28cm" draw:fill="solid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91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6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2.489cm" svg:height="6.458cm" draw:transform="rotate (1.5707963267949) translate (2.978cm 5.542cm)" svg:viewBox="0 0 2490 6459" draw:points="0,0 2490,0 2490,6459">
          <text:p/>
        </draw:polyline>
        <draw:polyline draw:style-name="gr2" draw:text-style-name="P1" draw:layer="layout" svg:width="6.185cm" svg:height="2.645cm" svg:x="1.751cm" svg:y="3.074cm" svg:viewBox="0 0 6186 2646" draw:points="0,0 3890,39 6186,2646">
          <text:p/>
        </draw:polyline>
        <draw:line draw:style-name="gr1" draw:text-style-name="P1" draw:layer="layout" svg:x1="5.641cm" svg:y1="2.763cm" svg:x2="5.641cm" svg:y2="3.385cm">
          <text:p/>
        </draw:line>
        <draw:line draw:style-name="gr1" draw:text-style-name="P1" draw:layer="layout" svg:x1="6.941cm" svg:y1="2.763cm" svg:x2="6.941cm" svg:y2="3.385cm">
          <text:p/>
        </draw:line>
        <draw:line draw:style-name="gr1" draw:text-style-name="P1" draw:layer="layout" svg:x1="8.141cm" svg:y1="2.763cm" svg:x2="8.141cm" svg:y2="3.385cm">
          <text:p/>
        </draw:line>
        <draw:line draw:style-name="gr1" draw:text-style-name="P1" draw:layer="layout" svg:x1="9.441cm" svg:y1="2.763cm" svg:x2="9.441cm" svg:y2="3.385cm">
          <text:p/>
        </draw:line>
        <draw:line draw:style-name="gr1" draw:text-style-name="P1" draw:layer="layout" svg:x1="2.941cm" svg:y1="2.763cm" svg:x2="2.941cm" svg:y2="3.385cm">
          <text:p/>
        </draw:line>
        <draw:line draw:style-name="gr1" draw:text-style-name="P1" draw:layer="layout" svg:x1="4.241cm" svg:y1="2.763cm" svg:x2="4.241cm" svg:y2="3.385cm">
          <text:p/>
        </draw:line>
        <draw:line draw:style-name="gr1" draw:text-style-name="P1" draw:layer="layout" svg:x1="2.763cm" svg:y1="4.436cm" svg:x2="3.229cm" svg:y2="4.436cm">
          <text:p/>
        </draw:line>
        <draw:line draw:style-name="gr1" draw:text-style-name="P1" draw:layer="layout" svg:x1="2.763cm" svg:y1="5.436cm" svg:x2="3.229cm" svg:y2="5.436cm">
          <text:p/>
        </draw:line>
        <draw:frame draw:style-name="gr3" draw:text-style-name="P2" draw:layer="layout" svg:width="1.245cm" svg:height="1.167cm" svg:x="5.075cm" svg:y="1.79cm">
          <draw:text-box>
            <text:p>20</text:p>
          </draw:text-box>
        </draw:frame>
        <draw:frame draw:style-name="gr4" draw:text-style-name="P2" draw:layer="layout" svg:width="2.135cm" svg:height="1.205cm" svg:x="7.359cm" svg:y="1.791cm">
          <draw:text-box>
            <text:p>2000</text:p>
          </draw:text-box>
        </draw:frame>
        <draw:frame draw:style-name="gr4" draw:text-style-name="P2" draw:layer="layout" svg:width="2.135cm" svg:height="1.205cm" svg:x="2.36cm" svg:y="1.792cm">
          <draw:text-box>
            <text:p>0.20</text:p>
          </draw:text-box>
        </draw:frame>
        <draw:frame draw:style-name="gr5" draw:text-style-name="P2" draw:layer="layout" svg:width="5.136cm" svg:height="1.011cm" svg:x="2.84cm" svg:y="0.701cm">
          <draw:text-box>
            <text:p>radians/sec</text:p>
          </draw:text-box>
        </draw:frame>
        <draw:frame draw:style-name="gr6" draw:text-style-name="P2" draw:layer="layout" svg:width="1.763cm" svg:height="1.245cm" svg:x="1cm" svg:y="3.93cm">
          <draw:text-box>
            <text:p>-20</text:p>
          </draw:text-box>
        </draw:frame>
        <draw:frame draw:style-name="gr6" draw:text-style-name="P2" draw:layer="layout" svg:width="1.763cm" svg:height="1.245cm" svg:x="1.001cm" svg:y="4.931cm">
          <draw:text-box>
            <text:p>-40</text:p>
          </draw:text-box>
        </draw:frame>
        <draw:frame draw:style-name="gr6" draw:text-style-name="P2" draw:layer="layout" svg:width="1.323cm" svg:height="1.245cm" svg:x="1.24cm" svg:y="3.165cm">
          <draw:text-box>
            <text:p>dB</text:p>
          </draw:text-box>
        </draw:frame>
        <draw:polyline draw:style-name="gr1" draw:text-style-name="P1" draw:layer="layout" svg:width="2.489cm" svg:height="6.458cm" draw:transform="rotate (1.5707963267949) translate (11.978cm 5.543cm)" svg:viewBox="0 0 2490 6459" draw:points="0,0 2490,0 2490,6459">
          <text:p/>
        </draw:polyline>
        <draw:line draw:style-name="gr1" draw:text-style-name="P1" draw:layer="layout" svg:x1="14.641cm" svg:y1="2.764cm" svg:x2="14.641cm" svg:y2="3.386cm">
          <text:p/>
        </draw:line>
        <draw:line draw:style-name="gr1" draw:text-style-name="P1" draw:layer="layout" svg:x1="15.941cm" svg:y1="2.764cm" svg:x2="15.941cm" svg:y2="3.386cm">
          <text:p/>
        </draw:line>
        <draw:line draw:style-name="gr1" draw:text-style-name="P1" draw:layer="layout" svg:x1="17.141cm" svg:y1="2.764cm" svg:x2="17.141cm" svg:y2="3.386cm">
          <text:p/>
        </draw:line>
        <draw:line draw:style-name="gr1" draw:text-style-name="P1" draw:layer="layout" svg:x1="18.441cm" svg:y1="2.764cm" svg:x2="18.441cm" svg:y2="3.386cm">
          <text:p/>
        </draw:line>
        <draw:line draw:style-name="gr1" draw:text-style-name="P1" draw:layer="layout" svg:x1="11.941cm" svg:y1="2.764cm" svg:x2="11.941cm" svg:y2="3.386cm">
          <text:p/>
        </draw:line>
        <draw:line draw:style-name="gr1" draw:text-style-name="P1" draw:layer="layout" svg:x1="13.241cm" svg:y1="2.764cm" svg:x2="13.241cm" svg:y2="3.386cm">
          <text:p/>
        </draw:line>
        <draw:line draw:style-name="gr1" draw:text-style-name="P1" draw:layer="layout" svg:x1="11.763cm" svg:y1="4.437cm" svg:x2="12.229cm" svg:y2="4.437cm">
          <text:p/>
        </draw:line>
        <draw:line draw:style-name="gr1" draw:text-style-name="P1" draw:layer="layout" svg:x1="11.763cm" svg:y1="5.437cm" svg:x2="12.229cm" svg:y2="5.437cm">
          <text:p/>
        </draw:line>
        <draw:frame draw:style-name="gr3" draw:text-style-name="P2" draw:layer="layout" svg:width="1.245cm" svg:height="1.167cm" svg:x="14.075cm" svg:y="1.791cm">
          <draw:text-box>
            <text:p>20</text:p>
          </draw:text-box>
        </draw:frame>
        <draw:frame draw:style-name="gr4" draw:text-style-name="P2" draw:layer="layout" svg:width="2.135cm" svg:height="1.205cm" svg:x="16.359cm" svg:y="1.792cm">
          <draw:text-box>
            <text:p>2000</text:p>
          </draw:text-box>
        </draw:frame>
        <draw:frame draw:style-name="gr4" draw:text-style-name="P2" draw:layer="layout" svg:width="2.135cm" svg:height="1.205cm" svg:x="11.36cm" svg:y="1.793cm">
          <draw:text-box>
            <text:p>0.20</text:p>
          </draw:text-box>
        </draw:frame>
        <draw:frame draw:style-name="gr5" draw:text-style-name="P2" draw:layer="layout" svg:width="5.136cm" svg:height="1.011cm" svg:x="11.84cm" svg:y="0.702cm">
          <draw:text-box>
            <text:p>radians/sec</text:p>
          </draw:text-box>
        </draw:frame>
        <draw:frame draw:style-name="gr6" draw:text-style-name="P2" draw:layer="layout" svg:width="1.763cm" svg:height="1.245cm" svg:x="10.5cm" svg:y="3.931cm">
          <draw:text-box>
            <text:p>-45</text:p>
          </draw:text-box>
        </draw:frame>
        <draw:frame draw:style-name="gr6" draw:text-style-name="P2" draw:layer="layout" svg:width="1.763cm" svg:height="1.245cm" svg:x="10.501cm" svg:y="4.932cm">
          <draw:text-box>
            <text:p>-90</text:p>
          </draw:text-box>
        </draw:frame>
        <draw:polyline draw:style-name="gr2" draw:text-style-name="P1" draw:layer="layout" svg:width="6.575cm" svg:height="2.411cm" svg:x="12.023cm" svg:y="3.074cm" svg:viewBox="0 0 6576 2412" draw:points="0,0 1167,0 3930,2412 6576,2412">
          <text:p/>
        </draw:polyline>
        <draw:frame draw:style-name="gr7" draw:text-style-name="P2" draw:layer="layout" svg:width="1.644cm" svg:height="1.673cm" svg:x="10.741cm" svg:y="3.166cm">
          <draw:text-box>
            <text:p>deg</text:p>
          </draw:text-box>
        </draw:frame>
      </draw:page>
    </office:drawing>
  </office:body>
</office:document-content>
</file>

<file path=Object 22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math xmlns="http://www.w3.org/1998/Math/MathML" display="block">
  <semantics>
    <mrow>
      <mi>H</mi>
      <mrow>
        <mrow>
          <mo fence="true" stretchy="false">(</mo>
          <mrow>
            <mi>s</mi>
          </mrow>
          <mo fence="true" stretchy="false">)</mo>
        </mrow>
        <mo stretchy="false">=</mo>
        <mfrac>
          <mi mathvariant="italic">Gain</mi>
          <mrow>
            <mrow>
              <mn>1</mn>
              <mo stretchy="false">+</mo>
              <mi>τ</mi>
            </mrow>
            <mi>s</mi>
          </mrow>
        </mfrac>
        <mo stretchy="false">=</mo>
        <mfrac>
          <mn>0.01</mn>
          <mrow>
            <mrow>
              <mn>1</mn>
              <mo stretchy="false">+</mo>
              <mn>0.05</mn>
            </mrow>
            <mi>s</mi>
          </mrow>
        </mfrac>
      </mrow>
      <mi>,</mi>
      <mi>H</mi>
      <mrow>
        <mrow>
          <mo fence="true" stretchy="false">(</mo>
          <mrow>
            <mrow>
              <mi>j</mi>
              <mi>ω</mi>
            </mrow>
          </mrow>
          <mo fence="true" stretchy="false">)</mo>
        </mrow>
        <mo stretchy="false">=</mo>
        <mn>0.01</mn>
      </mrow>
      <mrow>
        <mo fence="true" stretchy="true">[</mo>
        <mrow>
          <mrow>
            <mrow>
              <mfrac>
                <mn>1</mn>
                <mrow>
                  <mn>1</mn>
                  <mo stretchy="false">+</mo>
                  <mrow>
                    <msup>
                      <mi>ω</mi>
                      <mn>2</mn>
                    </msup>
                    <mo stretchy="false">/</mo>
                    <mn>400</mn>
                  </mrow>
                </mrow>
              </mfrac>
              <mo stretchy="false">−</mo>
              <mi>j</mi>
            </mrow>
            <mfrac>
              <mrow>
                <mi>ω</mi>
                <mo stretchy="false">/</mo>
                <mn>20</mn>
              </mrow>
              <mrow>
                <mn>1</mn>
                <mo stretchy="false">+</mo>
                <mrow>
                  <msup>
                    <mi>ω</mi>
                    <mn>2</mn>
                  </msup>
                  <mo stretchy="false">/</mo>
                  <mn>400</mn>
                </mrow>
              </mrow>
            </mfrac>
          </mrow>
        </mrow>
        <mo fence="true" stretchy="true">]</mo>
      </mrow>
    </mrow>
    <annotation encoding="StarMath 5.0">H( s )= Gain over { 1+ %tau s } = 0.01 over { 1+0.05s } , H( j %omega ) =0.01 left [ 1 over { 1+ %omega ^2/400 } - j {%omega /20} over { 1+ %omega ^2/400 } right ]</annotation>
  </semantics>
</math>
</file>

<file path=Object 4/content.xml><?xml version="1.0" encoding="utf-8"?>
<math xmlns="http://www.w3.org/1998/Math/MathML" display="block">
  <semantics>
    <mi>τ</mi>
    <annotation encoding="StarMath 5.0">%tau</annotation>
  </semantics>
</math>
</file>

<file path=Object 5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objectwithoutfill">
      <style:graphic-properties draw:marker-start="Arrow" draw:marker-end="Arrow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5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47cm" svg:height="3.859cm" svg:x="6.118cm" svg:y="2.357cm">
          <draw:image xlink:href="Pictures/100000000000012D000001C88B48E7A9D2E0368B.png" xlink:type="simple" xlink:show="embed" xlink:actuate="onLoad" loext:mime-type="image/png">
            <text:p/>
          </draw:image>
        </draw:frame>
        <draw:path draw:style-name="gr2" draw:text-style-name="P2" draw:layer="layout" svg:width="6.245cm" svg:height="2.478cm" draw:transform="skewX (-0.398982267005904) rotate (2.61118709390872) translate (7.55546526057541cm 5.51897570655249cm)" svg:viewBox="0 0 6246 2479" svg:d="M0 2479c4020 0 6246-2479 6246-2479">
          <text:p/>
        </draw:path>
        <draw:path draw:style-name="gr2" draw:text-style-name="P2" draw:layer="layout" svg:width="4.798cm" svg:height="0.55cm" draw:transform="skewX (0.216420827247297) rotate (2.91731784470852) translate (6.40899993901366cm 5.35000012930955cm)" svg:viewBox="0 0 4799 551" svg:d="M0 0c4448 0 4799 551 4799 551">
          <text:p/>
        </draw:path>
        <draw:line draw:style-name="gr3" draw:text-style-name="P2" draw:layer="layout" svg:x1="2.083cm" svg:y1="2.48cm" svg:x2="2.083cm" svg:y2="3.634cm">
          <text:p/>
        </draw:line>
        <draw:frame draw:style-name="gr4" draw:text-style-name="P3" draw:layer="layout" svg:width="1.154cm" svg:height="1.108cm" svg:x="2.204cm" svg:y="2.508cm">
          <draw:text-box>
            <text:p>R</text:p>
          </draw:text-box>
        </draw:frame>
      </draw:page>
    </office:drawing>
  </office:body>
</office:document-content>
</file>

<file path=Object 5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math xmlns="http://www.w3.org/1998/Math/MathML" display="block">
  <semantics>
    <mrow>
      <mn>400</mn>
      <mi>x</mi>
      <msup>
        <mn>10</mn>
        <mrow>
          <mo stretchy="false">−</mo>
          <mn>6</mn>
        </mrow>
      </msup>
      <mi mathvariant="normal">Ω</mi>
      <mi>.</mi>
      <mi>m</mi>
    </mrow>
    <annotation encoding="StarMath 5.0">400 x 10^-6 %OMEGA .m</annotation>
  </semantics>
</math>
</file>

<file path=Object 7/content.xml><?xml version="1.0" encoding="utf-8"?>
<math xmlns="http://www.w3.org/1998/Math/MathML" display="block">
  <semantics>
    <mrow>
      <mn>1</mn>
      <mi>x</mi>
      <msup>
        <mn>10</mn>
        <mn>9</mn>
      </msup>
      <mi mathvariant="italic">Pa</mi>
    </mrow>
    <annotation encoding="StarMath 5.0">1x 10^9 Pa</annotation>
  </semantics>
</math>
</file>

<file path=Object 8/content.xml><?xml version="1.0" encoding="utf-8"?>
<math xmlns="http://www.w3.org/1998/Math/MathML" display="block">
  <semantics>
    <mrow>
      <mrow>
        <mi>R</mi>
        <mo stretchy="false">=</mo>
        <mn>40.8</mn>
      </mrow>
      <mi mathvariant="normal">Ω</mi>
    </mrow>
    <annotation encoding="StarMath 5.0">R=40.8 %OMEGA</annotation>
  </semantics>
</math>
</file>

<file path=Object 9/content.xml><?xml version="1.0" encoding="utf-8"?>
<math xmlns="http://www.w3.org/1998/Math/MathML" display="block">
  <semantics>
    <mrow>
      <mrow>
        <mi>R</mi>
        <mo stretchy="false">=</mo>
        <mi>ρ</mi>
      </mrow>
      <mrow>
        <mfrac>
          <mi>l</mi>
          <mrow>
            <mi>π</mi>
            <msup>
              <mi>r</mi>
              <mn>2</mn>
            </msup>
          </mrow>
        </mfrac>
        <mo stretchy="false">=</mo>
        <mn>400</mn>
      </mrow>
      <mi>x</mi>
      <msup>
        <mn>10</mn>
        <mrow>
          <mo stretchy="false">−</mo>
          <mn>6</mn>
        </mrow>
      </msup>
      <mrow>
        <mfrac>
          <mn>0.1</mn>
          <mrow>
            <mn>1</mn>
            <mi>x</mi>
            <msup>
              <mn>10</mn>
              <mrow>
                <mo stretchy="false">−</mo>
                <mn>6</mn>
              </mrow>
            </msup>
          </mrow>
        </mfrac>
        <mo stretchy="false">=</mo>
        <mn>40</mn>
      </mrow>
      <mi mathvariant="normal">Ω</mi>
    </mrow>
    <annotation encoding="StarMath 5.0">R=%rho l over { %pi r^2} = 400 x 10^-6 0.1 over { 1x 10^-6 }=40 %OMEGA</annotation>
  </semantics>
</math>
</file>